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cm"/>
    </style:style>
    <style:style style:name="gr5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6.9cm" svg:height="1.1cm" svg:x="10.9cm" svg:y="1.1cm">
          <text:p text:style-name="P1"><text:span text:style-name="T1">Directivos pueden </text:span></text:p>
          <text:p text:style-name="P1"><text:span text:style-name="T1">supervisar sistem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xml:id="id2" draw:id="id2" draw:layer="layout" svg:x1="14.4cm" svg:y1="4.3cm" svg:x2="14.4cm" svg:y2="2.3cm">
          <text:p/>
        </draw:line>
        <draw:custom-shape draw:style-name="gr1" draw:text-style-name="P2" xml:id="id1" draw:id="id1" draw:layer="layout" svg:width="9.7cm" svg:height="1.3cm" svg:x="1.1cm" svg:y="5.4cm">
          <text:p text:style-name="P1"><text:span text:style-name="T1">Directivos pueden ingresar </text:span></text:p>
          <text:p text:style-name="P1"><text:span text:style-name="T1">a la interfaz para directivo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7.163cm" svg:y1="5.4cm" svg:x2="14.4cm" svg:y2="4.3cm" draw:start-shape="id1" draw:start-glue-point="4" draw:end-shape="id2" draw:end-glue-point="2" svg:d="m7163 5400 7237-1100">
          <text:p/>
        </draw:connector>
        <draw:custom-shape draw:style-name="gr1" draw:text-style-name="P2" xml:id="id3" draw:id="id3" draw:layer="layout" svg:width="10.4cm" svg:height="2.2cm" svg:x="8.4cm" svg:y="6.4cm">
          <text:p text:style-name="P1"><text:span text:style-name="T1">Interfaz para mostrar datos</text:span></text:p>
          <text:p text:style-name="P1"><text:span text:style-name="T1">sobre sobre el uso del sistema </text:span></text:p>
          <text:p text:style-name="P1"><text:span text:style-name="T1">de forma amigabl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13.6cm" svg:y1="6.4cm" svg:x2="14.4cm" svg:y2="4.3cm" draw:start-shape="id3" draw:start-glue-point="5" draw:end-shape="id2" draw:end-glue-point="2" svg:d="m13600 6400 800-2100">
          <text:p/>
        </draw:connector>
        <draw:custom-shape draw:style-name="gr1" draw:text-style-name="P2" xml:id="id4" draw:id="id4" draw:layer="layout" svg:width="6.4cm" svg:height="2.1cm" svg:x="19.5cm" svg:y="5.6cm">
          <text:p text:style-name="P1"><text:span text:style-name="T1">Se tienen datos</text:span></text:p>
          <text:p text:style-name="P1"><text:span text:style-name="T1">sobre el uso del </text:span></text:p>
          <text:p text:style-name="P1"><text:span text:style-name="T1">sistem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22.7cm" svg:y1="5.6cm" svg:x2="14.4cm" svg:y2="4.3cm" draw:start-shape="id4" draw:start-glue-point="5" draw:end-shape="id2" draw:end-glue-point="2" svg:d="m22700 5600-8300-1300">
          <text:p/>
        </draw:connector>
        <draw:line draw:style-name="gr2" draw:text-style-name="P2" xml:id="id6" draw:id="id6" draw:layer="layout" svg:x1="23cm" svg:y1="9.4cm" svg:x2="22.7cm" svg:y2="7.8cm">
          <text:p/>
        </draw:line>
        <draw:custom-shape draw:style-name="gr1" draw:text-style-name="P2" xml:id="id5" draw:id="id5" draw:layer="layout" svg:width="8.2cm" svg:height="1cm" svg:x="19.2cm" svg:y="10.5cm">
          <text:p text:style-name="P1"><text:span text:style-name="T1"><text:s/></text:span><text:span text:style-name="T1">Datos importantes son</text:span></text:p>
          <text:p text:style-name="P1"><text:span text:style-name="T1">almacenado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23.3cm" svg:y1="10.5cm" svg:x2="22.85cm" svg:y2="9.4cm" draw:start-shape="id5" draw:start-glue-point="5" draw:end-shape="id6" draw:end-glue-point="2" svg:d="m23300 10500-450-1100">
          <text:p/>
        </draw:connector>
        <draw:custom-shape draw:style-name="gr1" draw:text-style-name="P2" xml:id="id7" draw:id="id7" draw:layer="layout" svg:width="4.7cm" svg:height="0.8cm" svg:x="22.7cm" svg:y="12.9cm">
          <text:p text:style-name="P1"><text:span text:style-name="T1">TecnoTax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2" draw:layer="layout" draw:type="line" svg:x1="25.05cm" svg:y1="12.9cm" svg:x2="23.3cm" svg:y2="11.5cm" draw:start-shape="id7" draw:start-glue-point="4" draw:end-shape="id5" draw:end-glue-point="8" svg:d="m25050 12900-1750-1400">
          <text:p/>
        </draw:connector>
        <draw:custom-shape draw:style-name="gr1" draw:text-style-name="P2" xml:id="id8" draw:id="id8" draw:layer="layout" svg:width="3.5cm" svg:height="0.8cm" svg:x="17.2cm" svg:y="9.1cm">
          <text:p text:style-name="P1"><text:span text:style-name="T1">TecnoTax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2" draw:layer="layout" draw:type="line" svg:x1="18.95cm" svg:y1="9.1cm" svg:x2="17.5cm" svg:y2="7.5cm" draw:start-shape="id8" draw:start-glue-point="4" draw:end-shape="id3" draw:end-glue-point="6" svg:d="m18950 9100-1450-1600">
          <text:p/>
        </draw:connector>
        <draw:line draw:style-name="gr2" draw:text-style-name="P2" xml:id="id10" draw:id="id10" draw:layer="layout" svg:x1="4.4cm" svg:y1="8.8cm" svg:x2="4.4cm" svg:y2="6.8cm">
          <text:p/>
        </draw:line>
        <draw:custom-shape draw:style-name="gr1" draw:text-style-name="P2" xml:id="id9" draw:id="id9" draw:layer="layout" svg:width="7.1cm" svg:height="1.4cm" svg:x="2.2cm" svg:y="12.4cm">
          <text:p text:style-name="P1"><text:span text:style-name="T1">Directivos configuran</text:span></text:p>
          <text:p text:style-name="P1"><text:span text:style-name="T1">perfil con contraseñ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5.75cm" svg:y1="12.4cm" svg:x2="4.4cm" svg:y2="8.8cm" draw:start-shape="id9" draw:start-glue-point="5" draw:end-shape="id10" draw:end-glue-point="2" svg:d="m5750 12400-1350-3600">
          <text:p/>
        </draw:connector>
        <draw:custom-shape draw:style-name="gr1" draw:text-style-name="P2" xml:id="id13" draw:id="id13" draw:layer="layout" svg:width="7.4cm" svg:height="1.2cm" svg:x="7.4cm" svg:y="16.9cm">
          <text:p text:style-name="P1"><text:span text:style-name="T1">Almacenar perfil con</text:span></text:p>
          <text:p text:style-name="P1"><text:span text:style-name="T1">contraseñ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15" draw:id="id15" draw:layer="layout" svg:width="3.7cm" svg:height="0.7cm" svg:x="11.1cm" svg:y="19.1cm">
          <text:p text:style-name="P1"><text:span text:style-name="T1">TecnoTax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11" draw:id="id11" draw:layer="layout" svg:width="7cm" svg:height="1.7cm" svg:x="1.2cm" svg:y="16.1cm">
          <text:p text:style-name="P1"><text:span text:style-name="T1">Ingresar contraseña </text:span></text:p>
          <text:p text:style-name="P1"><text:span text:style-name="T1">segura</text:span></text:p>
          <text:p text:style-name="P1"><text:span text:style-name="T1">mediante interfaz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xml:id="id12" draw:id="id12" draw:layer="layout" svg:x1="5.7cm" svg:y1="15cm" svg:x2="5.7cm" svg:y2="13.8cm">
          <text:p/>
        </draw:line>
        <draw:connector draw:style-name="gr3" draw:text-style-name="P2" draw:layer="layout" draw:type="line" svg:x1="5.575cm" svg:y1="16.1cm" svg:x2="5.7cm" svg:y2="15cm" draw:start-shape="id11" draw:start-glue-point="4" draw:end-shape="id12" draw:end-glue-point="2" svg:d="m5575 16100 125-1100">
          <text:p/>
        </draw:connector>
        <draw:connector draw:style-name="gr3" draw:text-style-name="P2" draw:layer="layout" draw:type="line" svg:x1="11.1cm" svg:y1="16.9cm" svg:x2="5.7cm" svg:y2="15cm" draw:start-shape="id13" draw:start-glue-point="5" draw:end-shape="id12" svg:d="m11100 16900-5400-1900">
          <text:p/>
        </draw:connector>
        <draw:custom-shape draw:style-name="gr1" draw:text-style-name="P2" xml:id="id14" draw:id="id14" draw:layer="layout" svg:width="3.8cm" svg:height="0.7cm" svg:x="4.3cm" svg:y="19cm">
          <text:p text:style-name="P1"><text:span text:style-name="T1">Directivo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2" draw:layer="layout" draw:type="line" svg:x1="6.2cm" svg:y1="19cm" svg:x2="4.7cm" svg:y2="17.8cm" draw:start-shape="id14" draw:start-glue-point="4" draw:end-shape="id11" draw:end-glue-point="8" svg:d="m6200 19000-1500-1200">
          <text:p/>
        </draw:connector>
        <draw:connector draw:style-name="gr3" draw:text-style-name="P2" draw:layer="layout" draw:type="line" svg:x1="12.95cm" svg:y1="19.1cm" svg:x2="11.1cm" svg:y2="18.1cm" draw:start-shape="id15" draw:start-glue-point="4" draw:end-shape="id13" draw:end-glue-point="8" svg:d="m12950 19100-1850-1000">
          <text:p/>
        </draw:connector>
        <draw:line draw:style-name="gr2" draw:text-style-name="P2" xml:id="id17" draw:id="id17" draw:layer="layout" svg:x1="5.8cm" svg:y1="8.8cm" svg:x2="5.8cm" svg:y2="6.8cm">
          <text:p/>
        </draw:line>
        <draw:custom-shape draw:style-name="gr1" draw:text-style-name="P2" xml:id="id16" draw:id="id16" draw:layer="layout" svg:width="8.2cm" svg:height="1.4cm" svg:x="8.4cm" svg:y="12.7cm">
          <text:p text:style-name="P1"><text:span text:style-name="T1">Cuenta única segura para</text:span></text:p>
          <text:p text:style-name="P1"><text:span text:style-name="T1">directivo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12.5cm" svg:y1="12.7cm" svg:x2="5.8cm" svg:y2="8.8cm" draw:start-shape="id16" draw:start-glue-point="5" draw:end-shape="id17" draw:end-glue-point="2" svg:d="m12500 12700-6700-3900">
          <text:p/>
        </draw:connector>
        <draw:custom-shape draw:style-name="gr1" draw:text-style-name="P2" xml:id="id18" draw:id="id18" draw:layer="layout" svg:width="3.7cm" svg:height="0.7cm" svg:x="11.4cm" svg:y="14.9cm">
          <text:p text:style-name="P1"><text:span text:style-name="T1">TecnoTax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2" draw:layer="layout" draw:type="line" svg:x1="13.25cm" svg:y1="14.9cm" svg:x2="12.5cm" svg:y2="14.1cm" draw:start-shape="id18" draw:start-glue-point="4" draw:end-shape="id16" draw:end-glue-point="8" svg:d="m13250 14900-750-800">
          <text:p/>
        </draw:connector>
        <draw:custom-shape draw:style-name="gr1" draw:text-style-name="P2" xml:id="id19" draw:id="id19" draw:layer="layout" svg:width="3.8cm" svg:height="1.3cm" svg:x="10.9cm" svg:y="9.8cm">
          <text:p text:style-name="P1"><text:span text:style-name="T1">Segurid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.087cm" svg:y1="13.1cm" svg:x2="3.087cm" svg:y2="13.1cm" draw:start-shape="id9" draw:start-glue-point="9" draw:end-shape="id9" draw:end-glue-point="9" svg:d="m3087 13100">
          <text:p/>
        </draw:connector>
        <draw:line draw:style-name="gr3" draw:text-style-name="P2" draw:layer="layout" svg:x1="5.7cm" svg:y1="12.4cm" svg:x2="10.9cm" svg:y2="10.5cm">
          <text:p/>
        </draw:line>
        <draw:frame draw:style-name="gr4" draw:text-style-name="P3" draw:layer="layout" svg:width="1.6cm" svg:height="0.962cm" svg:x="6.1cm" svg:y="11.2cm">
          <draw:text-box>
            <text:p>--</text:p>
          </draw:text-box>
        </draw:frame>
        <draw:connector draw:style-name="gr3" draw:text-style-name="P2" draw:layer="layout" draw:type="line" svg:x1="12.5cm" svg:y1="12.7cm" svg:x2="12.8cm" svg:y2="11.1cm" draw:start-shape="id16" draw:start-glue-point="5" draw:end-shape="id19" draw:end-glue-point="8" svg:d="m12500 12700 300-1600">
          <text:p/>
        </draw:connector>
        <draw:frame draw:style-name="gr5" draw:text-style-name="P3" draw:layer="layout" svg:width="2cm" svg:height="0.962cm" svg:x="13cm" svg:y="11.4cm">
          <draw:text-box>
            <text:p>++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20T00:45:20</meta:creation-date>
    <dc:date>2014-10-20T02:30:09</dc:date>
    <meta:editing-duration>PT11M31S</meta:editing-duration>
    <meta:editing-cycles>3</meta:editing-cycles>
    <meta:generator>LibreOffice/3.5$Linux_X86_64 LibreOffice_project/350m1$Build-2</meta:generator>
    <meta:document-statistic meta:object-count="38"/>
  </office:meta>
</office:document-meta>
</file>